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family="Arial" style:font-style-name="Normale" style:font-family-generic="swiss" style:font-pitch="variable" style:font-family-asian="Arial" style:font-style-name-asian="Normale" style:font-family-generic-asian="swiss" style:font-pitch-asian="variable" style:font-family-complex="Arial" style:font-style-name-complex="Normale" style:font-family-generic-complex="swiss" style:font-pitch-complex="variable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1" draw:layer="layout" svg:width="2cm" svg:height="2cm" svg:x="9.4cm" svg:y="1.2cm">
          <text:p text:style-name="P1"><text:span text:style-name="T1">λ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2cm" svg:height="2cm" svg:x="12.3cm" svg:y="4.2cm">
          <text:p text:style-name="P1"><text:span text:style-name="T1">@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2cm" svg:height="2cm" svg:x="6.3cm" svg:y="4.2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1.106cm" svg:y1="2.906cm" svg:x2="12.592cm" svg:y2="4.492cm" draw:start-shape="id1" draw:start-glue-point="9" draw:end-shape="id2" draw:end-glue-point="5" svg:d="m11106 2906 1486 1586">
          <text:p/>
        </draw:connector>
        <draw:connector draw:style-name="gr2" draw:text-style-name="P1" draw:layer="layout" draw:type="line" svg:x1="9.692cm" svg:y1="2.906cm" svg:x2="8.006cm" svg:y2="4.492cm" draw:start-shape="id1" draw:start-glue-point="7" draw:end-shape="id3" draw:end-glue-point="11" svg:d="m9692 2906-1686 1586">
          <text:p/>
        </draw:connector>
        <draw:connector draw:style-name="gr2" draw:text-style-name="P1" draw:layer="layout" draw:type="line" svg:x1="14.006cm" svg:y1="5.906cm" svg:x2="15.35cm" svg:y2="7.36cm" draw:start-shape="id2" draw:start-glue-point="9" draw:end-shape="id4" draw:end-glue-point="0" svg:d="m14006 5906 1344 1454">
          <text:p/>
        </draw:connector>
        <draw:connector draw:style-name="gr2" draw:text-style-name="P1" draw:layer="layout" draw:type="line" svg:x1="6.592cm" svg:y1="5.906cm" svg:x2="5.15cm" svg:y2="7.36cm" draw:start-shape="id3" draw:start-glue-point="7" draw:end-shape="id5" draw:end-glue-point="0" svg:d="m6592 5906-1442 1454">
          <text:p/>
        </draw:connector>
        <draw:frame draw:style-name="gr3" draw:text-style-name="P2" draw:layer="layout" svg:width="2.5cm" svg:height="0.645cm" svg:x="3.9cm" svg:y="4.9cm">
          <draw:text-box>
            <text:p><text:span text:style-name="T2">nil * int * int :</text:span></text:p>
          </draw:text-box>
        </draw:frame>
        <draw:frame draw:style-name="gr3" draw:text-style-name="P2" draw:layer="layout" svg:width="1.5cm" svg:height="0.645cm" svg:x="14.1cm" svg:y="4.9cm">
          <draw:text-box>
            <text:p><text:span text:style-name="T2"><text:s/></text:span><text:span text:style-name="T2">: bool</text:span></text:p>
          </draw:text-box>
        </draw:frame>
        <draw:connector draw:style-name="gr4" draw:text-style-name="P1" draw:layer="layout" draw:type="line" svg:x1="12.592cm" svg:y1="5.906cm" svg:x2="11.406cm" svg:y2="7.092cm" draw:start-shape="id2" draw:start-glue-point="7" draw:end-shape="id6" draw:end-glue-point="11" svg:d="m12592 5906-1186 1186">
          <text:p/>
        </draw:connector>
        <draw:frame draw:style-name="gr3" draw:text-style-name="P2" draw:layer="layout" svg:width="4.5cm" svg:height="0.645cm" svg:x="11.2cm" svg:y="1.86cm">
          <draw:text-box>
            <text:p><text:span text:style-name="T2"><text:s/></text:span><text:span text:style-name="T2">: intlist * int * int → bool</text:span></text:p>
          </draw:text-box>
        </draw:frame>
        <draw:custom-shape draw:style-name="gr1" draw:text-style-name="P1" draw:id="id6" draw:layer="layout" svg:width="2cm" svg:height="2cm" svg:x="9.7cm" svg:y="6.8cm">
          <text:p text:style-name="P1"><text:span text:style-name="T1">@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id="id8" draw:layer="layout" svg:width="1.5cm" svg:height="1.039cm" svg:x="11.7cm" svg:y="9.8cm">
          <draw:text-box>
            <text:p text:style-name="P1"><text:span text:style-name="T2">c_pari</text:span></text:p>
            <text:p text:style-name="P1"><text:span text:style-name="T2">int</text:span></text:p>
          </draw:text-box>
        </draw:frame>
        <draw:frame draw:style-name="gr3" draw:text-style-name="P3" draw:id="id7" draw:layer="layout" svg:width="2.8cm" svg:height="1.039cm" svg:x="7.3cm" svg:y="10cm">
          <draw:text-box>
            <text:p text:style-name="P1"><text:span text:style-name="T2">&gt;</text:span></text:p>
            <text:p text:style-name="P1"><text:span text:style-name="T2">int * int → bool</text:span></text:p>
          </draw:text-box>
        </draw:frame>
        <draw:connector draw:style-name="gr4" draw:text-style-name="P1" draw:layer="layout" draw:type="line" svg:x1="9.992cm" svg:y1="8.506cm" svg:x2="8.7cm" svg:y2="10cm" draw:start-shape="id6" draw:start-glue-point="7" draw:end-shape="id7" draw:end-glue-point="0" svg:d="m9992 8506-1292 1494">
          <text:p/>
        </draw:connector>
        <draw:connector draw:style-name="gr4" draw:text-style-name="P1" draw:layer="layout" draw:type="line" svg:x1="11.406cm" svg:y1="8.506cm" svg:x2="12.45cm" svg:y2="9.8cm" draw:start-shape="id6" draw:start-glue-point="9" draw:end-shape="id8" draw:end-glue-point="0" svg:d="m11406 8506 1044 1294">
          <text:p/>
        </draw:connector>
        <draw:frame draw:style-name="gr3" draw:text-style-name="P2" draw:layer="layout" svg:width="2.5cm" svg:height="0.645cm" svg:x="7.5cm" svg:y="7.46cm">
          <draw:text-box>
            <text:p><text:span text:style-name="T2">int → bool :</text:span></text:p>
          </draw:text-box>
        </draw:frame>
        <draw:frame draw:style-name="gr3" draw:text-style-name="P3" draw:id="id4" draw:layer="layout" svg:width="2.3cm" svg:height="1.039cm" svg:x="14.2cm" svg:y="7.36cm">
          <draw:text-box>
            <text:p text:style-name="P1"><text:span text:style-name="T2">c_dispari</text:span></text:p>
            <text:p text:style-name="P1"><text:span text:style-name="T2">int</text:span></text:p>
          </draw:text-box>
        </draw:frame>
        <draw:frame draw:style-name="gr3" draw:text-style-name="P3" draw:id="id5" draw:layer="layout" svg:width="1.5cm" svg:height="0.645cm" svg:x="4.4cm" svg:y="7.36cm">
          <draw:text-box>
            <text:p text:style-name="P1"><text:span text:style-name="T2">nil</text:span></text:p>
          </draw:text-box>
        </draw:frame>
        <draw:connector draw:style-name="gr4" draw:text-style-name="P1" draw:layer="layout" draw:type="curve" svg:x1="11.7cm" svg:y1="10.319cm" svg:x2="7.299cm" svg:y2="6.2cm" draw:start-shape="id8" draw:start-glue-point="3" draw:end-shape="id3" draw:end-glue-point="8" svg:d="m11700 10319c-2934 0-4401-1373-4401-4119">
          <text:p/>
        </draw:connector>
        <draw:connector draw:style-name="gr4" draw:text-style-name="P1" draw:layer="layout" draw:type="curve" draw:line-skew="0.35cm" svg:x1="14.2cm" svg:y1="7.879cm" svg:x2="8.3cm" svg:y2="5.199cm" draw:start-shape="id4" draw:start-glue-point="3" draw:end-shape="id3" draw:end-glue-point="10" svg:d="m14200 7879c-3900 0-950-2680-5900-268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ian Marco Cinalli</meta:initial-creator>
    <meta:creation-date>2009-05-15T16:13:22.89</meta:creation-date>
    <dc:date>2009-05-29T09:05:35</dc:date>
    <dc:creator>Gian Marco Cinalli</dc:creator>
    <meta:editing-duration>PT00H32M07S</meta:editing-duration>
    <meta:editing-cycles>8</meta:editing-cycles>
    <meta:generator>OpenOffice.org/3.1$Linux OpenOffice.org_project/310m11$Build-9399</meta:generator>
    <meta:document-statistic meta:object-count="21"/>
  </office:meta>
</office:document-meta>
</file>